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1" svg:font-family="Caveat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51cm" fo:margin-left="0cm" fo:margin-top="0cm" fo:margin-bottom="0cm" table:align="left" style:writing-mode="lr-tb"/>
    </style:style>
    <style:style style:name="Tabla1.A" style:family="table-column">
      <style:table-column-properties style:column-width="16.5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6.51cm" fo:margin-left="0cm" fo:margin-top="0cm" fo:margin-bottom="0cm" table:align="left" style:writing-mode="lr-tb"/>
    </style:style>
    <style:style style:name="Tabla2.A" style:family="table-column">
      <style:table-column-properties style:column-width="16.5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6.51cm" fo:margin-left="0cm" fo:margin-top="0cm" fo:margin-bottom="0cm" table:align="left" style:writing-mode="lr-tb"/>
    </style:style>
    <style:style style:name="Tabla3.A" style:family="table-column">
      <style:table-column-properties style:column-width="16.5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6.51cm" fo:margin-left="0cm" fo:margin-top="0cm" fo:margin-bottom="0cm" table:align="left" style:writing-mode="lr-tb"/>
    </style:style>
    <style:style style:name="Tabla4.A" style:family="table-column">
      <style:table-column-properties style:column-width="16.5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" style:family="table">
      <style:table-properties style:width="16.51cm" fo:margin-left="0cm" fo:margin-top="0cm" fo:margin-bottom="0cm" table:align="left" style:writing-mode="lr-tb"/>
    </style:style>
    <style:style style:name="Tabla5.A" style:family="table-column">
      <style:table-column-properties style:column-width="16.5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6.51cm" fo:margin-left="0cm" fo:margin-top="0cm" fo:margin-bottom="0cm" table:align="left" style:writing-mode="lr-tb"/>
    </style:style>
    <style:style style:name="Tabla6.A" style:family="table-column">
      <style:table-column-properties style:column-width="16.5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7" style:family="table">
      <style:table-properties style:width="16.51cm" fo:margin-left="0cm" fo:margin-top="0cm" fo:margin-bottom="0cm" table:align="left" style:writing-mode="lr-tb"/>
    </style:style>
    <style:style style:name="Tabla7.A" style:family="table-column">
      <style:table-column-properties style:column-width="16.51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" style:family="table">
      <style:table-properties style:width="16.51cm" fo:margin-left="0cm" fo:margin-top="0cm" fo:margin-bottom="0cm" table:align="left" style:writing-mode="lr-tb"/>
    </style:style>
    <style:style style:name="Tabla8.A" style:family="table-column">
      <style:table-column-properties style:column-width="16.51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9" style:family="table">
      <style:table-properties style:width="16.51cm" fo:margin-left="0cm" fo:margin-top="0cm" fo:margin-bottom="0cm" table:align="left" style:writing-mode="lr-tb"/>
    </style:style>
    <style:style style:name="Tabla9.A" style:family="table-column">
      <style:table-column-properties style:column-width="16.5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" style:family="table">
      <style:table-properties style:width="16.51cm" fo:margin-left="0cm" fo:margin-top="0cm" fo:margin-bottom="0cm" table:align="left" style:writing-mode="lr-tb"/>
    </style:style>
    <style:style style:name="Tabla10.A" style:family="table-column">
      <style:table-column-properties style:column-width="16.51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" style:family="table">
      <style:table-properties style:width="16.51cm" fo:margin-left="0cm" fo:margin-top="0cm" fo:margin-bottom="0cm" table:align="left" style:writing-mode="lr-tb"/>
    </style:style>
    <style:style style:name="Tabla11.A" style:family="table-column">
      <style:table-column-properties style:column-width="16.51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2" style:family="table">
      <style:table-properties style:width="16.51cm" fo:margin-left="0cm" fo:margin-top="0cm" fo:margin-bottom="0cm" table:align="left" style:writing-mode="lr-tb"/>
    </style:style>
    <style:style style:name="Tabla12.A" style:family="table-column">
      <style:table-column-properties style:column-width="16.51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" style:family="table">
      <style:table-properties style:width="16.51cm" fo:margin-left="0cm" fo:margin-top="0cm" fo:margin-bottom="0cm" table:align="left" style:writing-mode="lr-tb"/>
    </style:style>
    <style:style style:name="Tabla13.A" style:family="table-column">
      <style:table-column-properties style:column-width="16.51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4" style:family="table">
      <style:table-properties style:width="16.51cm" fo:margin-left="0cm" fo:margin-top="0cm" fo:margin-bottom="0cm" table:align="left" style:writing-mode="lr-tb"/>
    </style:style>
    <style:style style:name="Tabla14.A" style:family="table-column">
      <style:table-column-properties style:column-width="16.51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" style:family="table">
      <style:table-properties style:width="16.51cm" fo:margin-left="0cm" fo:margin-top="0cm" fo:margin-bottom="0cm" table:align="left" style:writing-mode="lr-tb"/>
    </style:style>
    <style:style style:name="Tabla15.A" style:family="table-column">
      <style:table-column-properties style:column-width="16.51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6" style:family="table">
      <style:table-properties style:width="16.51cm" fo:margin-left="0cm" fo:margin-top="0cm" fo:margin-bottom="0cm" table:align="left" style:writing-mode="lr-tb"/>
    </style:style>
    <style:style style:name="Tabla16.A" style:family="table-column">
      <style:table-column-properties style:column-width="16.51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" style:family="table">
      <style:table-properties style:width="16.51cm" fo:margin-left="0cm" fo:margin-top="0cm" fo:margin-bottom="0cm" table:align="left" style:writing-mode="lr-tb"/>
    </style:style>
    <style:style style:name="Tabla17.A" style:family="table-column">
      <style:table-column-properties style:column-width="16.51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text-properties officeooo:paragraph-rsid="001a33e3"/>
    </style:style>
    <style:style style:name="P2" style:family="paragraph" style:parent-style-name="Standard">
      <style:paragraph-properties fo:text-align="start" style:justify-single-word="false"/>
      <style:text-properties fo:color="#ffffff" fo:font-weight="bold" officeooo:rsid="000e025b" officeooo:paragraph-rsid="001a33e3" fo:background-color="#000000" style:font-weight-asian="bold"/>
    </style:style>
    <style:style style:name="P3" style:family="paragraph" style:parent-style-name="normal">
      <style:text-properties fo:font-weight="bold" style:font-weight-asian="bold"/>
    </style:style>
    <style:style style:name="P4" style:family="paragraph" style:parent-style-name="normal">
      <style:paragraph-properties fo:line-height="100%" fo:orphans="0" fo:widows="0"/>
      <style:text-properties style:font-name="Courier New" style:font-name-asian="Courier New1" style:font-name-complex="Courier New1"/>
    </style:style>
    <style:style style:name="P5" style:family="paragraph" style:parent-style-name="normal">
      <style:text-properties style:font-name="Caveat" fo:background-color="#ffff00" style:font-name-asian="Caveat1" style:font-name-complex="Caveat1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7" style:family="paragraph" style:parent-style-name="Heading_20_1" style:master-page-name="Standard">
      <style:paragraph-properties fo:text-align="center" style:justify-single-word="false" style:page-number="1"/>
      <style:text-properties style:font-name="Caveat" fo:background-color="#ffff00" style:font-name-asian="Caveat1" style:font-name-complex="Caveat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a33e3" style:font-size-asian="9pt" style:font-size-complex="9pt"/>
    </style:style>
    <style:style style:name="T4" style:family="text">
      <style:text-properties style:font-name="Arial1" fo:font-size="16pt" style:font-name-asian="Caveat1" style:font-size-asian="16pt" style:font-name-complex="Caveat1" style:font-size-complex="16pt"/>
    </style:style>
    <style:style style:name="T5" style:family="text">
      <style:text-properties style:font-name="Arial1" fo:font-size="16pt" officeooo:rsid="000d2329" style:font-name-asian="Caveat1" style:font-size-asian="16pt" style:font-name-complex="Caveat1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><text:span text:style-name="T5">Base de Datos</text:span><text:span text:style-name="T4"> - Comercio</text:span></text:p>
      <text:p text:style-name="P3"/>
      <text:p text:style-name="P3">Funciones de grupo</text:p>
      <text:p text:style-name="P3"/>
      <text:list xml:id="list25617366" text:style-name="WWNum1">
        <text:list-item>
          <text:p text:style-name="P6">Mostrar los precios más caro y más barato de todos los artículos.</text:p>
        </text:list-item>
      </text:list>
      <text:p text:style-name="normal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/>
          </table:table-cell>
        </table:table-row>
      </table:table>
      <text:p text:style-name="normal"/>
      <text:list xml:id="list144556634836735" text:continue-numbering="true" text:style-name="WWNum1">
        <text:list-item>
          <text:p text:style-name="P6">Mostrar el precio medio de aquellos artículos cuyo stock es inferior a las 25 unidades.</text:p>
        </text:list-item>
      </text:list>
      <text:p text:style-name="normal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</table:table-cell>
        </table:table-row>
      </table:table>
      <text:p text:style-name="normal"/>
      <text:list xml:id="list144555546476486" text:continue-numbering="true" text:style-name="WWNum1">
        <text:list-item>
          <text:p text:style-name="P6">Escribir una sentencia que obtenga el stock más alto para aquellos artículos cuyo precio es inferior a 1.5 euros.</text:p>
        </text:list-item>
      </text:list>
      <text:p text:style-name="normal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/>
          </table:table-cell>
        </table:table-row>
      </table:table>
      <text:p text:style-name="normal"/>
      <text:list xml:id="list144557148797173" text:continue-numbering="true" text:style-name="WWNum1">
        <text:list-item>
          <text:p text:style-name="P6">Mostrar la cantidad de artículos almacenados en la base de datos.</text:p>
        </text:list-item>
      </text:list>
      <text:p text:style-name="normal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/>
          </table:table-cell>
        </table:table-row>
      </table:table>
      <text:p text:style-name="normal"/>
      <text:list xml:id="list144555321364263" text:continue-numbering="true" text:style-name="WWNum1">
        <text:list-item>
          <text:p text:style-name="P6">Mostrar la cantidad de artículos que tienen stock.</text:p>
        </text:list-item>
      </text:list>
      <text:p text:style-name="normal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</table:table-cell>
        </table:table-row>
      </table:table>
      <text:p text:style-name="normal"/>
      <text:list xml:id="list144556152064904" text:continue-numbering="true" text:style-name="WWNum1">
        <text:list-item>
          <text:p text:style-name="P6">Mostrar el precio medio de los artículos.</text:p>
        </text:list-item>
      </text:list>
      <text:p text:style-name="normal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/>
          </table:table-cell>
        </table:table-row>
      </table:table>
      <text:p text:style-name="normal"/>
      <text:p text:style-name="normal"/>
      <text:p text:style-name="P3"/>
      <text:p text:style-name="P3"><text:soft-page-break/>Agrupaciones - Group By</text:p>
      <text:p text:style-name="P3"/>
      <text:list xml:id="list144555256638929" text:continue-numbering="true" text:style-name="WWNum1">
        <text:list-item>
          <text:p text:style-name="P6">Mostrar la cantidad de municipios para cada provincia.</text:p>
        </text:list-item>
      </text:list>
      <text:p text:style-name="normal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"/>
          </table:table-cell>
        </table:table-row>
      </table:table>
      <text:p text:style-name="normal"/>
      <text:list xml:id="list144555808572884" text:continue-numbering="true" text:style-name="WWNum1">
        <text:list-item>
          <text:p text:style-name="P6">Mostrar el menor código de municipio para cada provincia.</text:p>
        </text:list-item>
      </text:list>
      <text:p text:style-name="normal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</table:table-cell>
        </table:table-row>
      </table:table>
      <text:p text:style-name="normal"/>
      <text:list xml:id="list144555921630995" text:continue-numbering="true" text:style-name="WWNum1">
        <text:list-item>
          <text:p text:style-name="P6">Obtener la cantidad de tickets de cada cliente para cada tipo de IVA distinto. </text:p>
        </text:list-item>
      </text:list>
      <text:p text:style-name="normal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4"/>
          </table:table-cell>
        </table:table-row>
      </table:table>
      <text:p text:style-name="normal"/>
      <text:list xml:id="list144555776373581" text:continue-numbering="true" text:style-name="WWNum1">
        <text:list-item>
          <text:p text:style-name="P6">Obtener la media de descuentos aplicados a cada cliente.</text:p>
        </text:list-item>
      </text:list>
      <text:p text:style-name="normal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"/>
          </table:table-cell>
        </table:table-row>
      </table:table>
      <text:p text:style-name="P3"/>
      <text:p text:style-name="P3">Agrupaciones - Having</text:p>
      <text:p text:style-name="normal"/>
      <text:list xml:id="list144556916821096" text:continue-numbering="true" text:style-name="WWNum1">
        <text:list-item>
          <text:p text:style-name="P6">Calcula el descuento medio aplicado en los tickets cuyo código es mayor que 25 para cada cliente pero sólo si dicho descuento supera el 4 %.</text:p>
        </text:list-item>
      </text:list>
      <text:p text:style-name="normal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"/>
          </table:table-cell>
        </table:table-row>
      </table:table>
      <text:p text:style-name="normal"/>
      <text:list xml:id="list144555218928518" text:continue-numbering="true" text:style-name="WWNum1">
        <text:list-item>
          <text:p text:style-name="P6">Obtener tickets del año 2019.</text:p>
        </text:list-item>
      </text:list>
      <text:p text:style-name="normal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</table:table-cell>
        </table:table-row>
      </table:table>
      <text:p text:style-name="normal"/>
      <text:list xml:id="list144555493970918" text:continue-numbering="true" text:style-name="WWNum1">
        <text:list-item>
          <text:p text:style-name="P6">Obtener clientes con más de 2 tickets.</text:p>
        </text:list-item>
      </text:list>
      <text:p text:style-name="normal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4"/>
          </table:table-cell>
        </table:table-row>
      </table:table>
      <text:p text:style-name="normal"/>
      <text:p text:style-name="normal"/>
      <text:list xml:id="list144555838141229" text:continue-numbering="true" text:style-name="WWNum1">
        <text:list-item>
          <text:p text:style-name="P6"><text:soft-page-break/>Obtener tickets con código menor que 20.</text:p>
        </text:list-item>
      </text:list>
      <text:p text:style-name="normal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4"/>
          </table:table-cell>
        </table:table-row>
      </table:table>
      <text:p text:style-name="normal"/>
      <text:list xml:id="list144556686861994" text:continue-numbering="true" text:style-name="WWNum1">
        <text:list-item>
          <text:p text:style-name="P6">Obtener clientes cuyo IVA máximo sea 21.</text:p>
        </text:list-item>
      </text:list>
      <text:p text:style-name="normal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"/>
          </table:table-cell>
        </table:table-row>
      </table:table>
      <text:p text:style-name="normal"/>
      <text:list xml:id="list144557205447467" text:continue-numbering="true" text:style-name="WWNum1">
        <text:list-item>
          <text:p text:style-name="P6">Obtener tickets con IVA 21.</text:p>
        </text:list-item>
      </text:list>
      <text:p text:style-name="normal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4"/>
          </table:table-cell>
        </table:table-row>
      </table:table>
      <text:p text:style-name="normal"/>
      <text:list xml:id="list144556456317287" text:continue-numbering="true" text:style-name="WWNum1">
        <text:list-item>
          <text:p text:style-name="P6">Para cada artículo, mostrar el descuento máximo aplicado en sus tickets y el número de unidades vendidas. Considérense sólo las líneas de los primeros 30 tickets. Sólo se deben mostrar aquellos artículos cuyo número de unidades vendidas supera 5 y cuyo código comienza por 'TOR'.</text:p>
        </text:list-item>
      </text:list>
      <text:p text:style-name="normal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4"/>
          </table:table-cell>
        </table:table-row>
      </table:table>
      <text:p text:style-name="P5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1" svg:font-family="Caveat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text-properties officeooo:paragraph-rsid="001a33e3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1a33e3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w497hsrv4uoj"/><text:span text:style-name="MT1">Bases de Datos</text:span><text:line-break/><text:span text:style-name="MT2">EJERCICIOS UNIDAD 6: DQL </text:span><text:span text:style-name="MT3">| Parte 2 Funciones de grupo y agrupaciones<text:line-break/>Profesor: Jesús García</text:span><text:span text:style-name="MT2"><text:line-break/></text:span></text:p>
        <text:p text:style-name="normal">Nombre y apellidos: __________________________________________</text:p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09:40:38.958000000</dc:date>
    <meta:editing-duration>PT2M43S</meta:editing-duration>
    <meta:editing-cycles>2</meta:editing-cycles>
    <meta:generator>LibreOffice/6.2.3.2$Windows_X86_64 LibreOffice_project/aecc05fe267cc68dde00352a451aa867b3b546ac</meta:generator>
    <meta:document-statistic meta:table-count="17" meta:image-count="0" meta:object-count="0" meta:page-count="3" meta:paragraph-count="23" meta:word-count="268" meta:character-count="1557" meta:non-whitespace-character-count="1327"/>
  </office:meta>
</office:document-meta>
</file>